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451cm" style:use-optimal-column-width="false"/>
    </style:style>
    <style:style style:name="co2" style:family="table-column">
      <style:table-column-properties style:column-width="3.021cm" style:use-optimal-column-width="false"/>
    </style:style>
    <style:style style:name="co3" style:family="table-column">
      <style:table-column-properties style:column-width="3.235cm" style:use-optimal-column-width="false"/>
    </style:style>
    <style:style style:name="co4" style:family="table-column">
      <style:table-column-properties style:column-width="3.236cm" style:use-optimal-column-width="false"/>
    </style:style>
    <style:style style:name="co5" style:family="table-column">
      <style:table-column-properties style:column-width="4.902cm" style:use-optimal-column-width="false"/>
    </style:style>
    <style:style style:name="co6" style:family="table-column">
      <style:table-column-properties style:column-width="2.149cm" style:use-optimal-column-width="false"/>
    </style:style>
    <style:style style:name="ro1" style:family="table-row">
      <style:table-row-properties style:row-height="1.812cm"/>
    </style:style>
    <style:style style:name="ro2" style:family="table-row">
      <style:table-row-properties style:row-height="1.82cm"/>
    </style:style>
    <style:style style:name="ce1" style:family="table-cell">
      <style:graphic-properties style:repeat="repeat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tel i7-4800MQ CPU @ 2.70GHz</text:p>
            <text:p><text:tab/> (quad core with multihreading)</text:p>
            <text:p/>
            <text:p>32 GB Ram</text:p>
            <text:p/>
            <text:p>SS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26.465cm" svg:height="18.709cm" svg:x="1.016cm" svg:y="1.0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Test</text:p>
              </table:table-cell>
              <table:table-cell>
                <text:p text:style-name="P1">Q1</text:p>
              </table:table-cell>
              <table:table-cell>
                <text:p text:style-name="P1">Q2</text:p>
              </table:table-cell>
              <table:table-cell>
                <text:p text:style-name="P1">Q3</text:p>
              </table:table-cell>
              <table:table-cell>
                <text:p text:style-name="P1">Q4</text:p>
              </table:table-cell>
              <table:table-cell>
                <text:p text:style-name="P1">Q5</text:p>
              </table:table-cell>
              <table:table-cell>
                <text:p text:style-name="P1">Q6</text:p>
              </table:table-cell>
              <table:table-cell>
                <text:p text:style-name="P1">Req/sec (avg)</text:p>
              </table:table-cell>
            </table:table-row>
            <table:table-row table:style-name="ro1" table:default-cell-style-name="ce1">
              <table:table-cell>
                <text:p text:style-name="P1">50 c @ 5 s</text:p>
              </table:table-cell>
              <table:table-cell>
                <text:p text:style-name="P1">1488 ms</text:p>
              </table:table-cell>
              <table:table-cell>
                <text:p text:style-name="P1">887 ms</text:p>
              </table:table-cell>
              <table:table-cell>
                <text:p text:style-name="P1">577 ms</text:p>
              </table:table-cell>
              <table:table-cell>
                <text:p text:style-name="P1">467 ms</text:p>
              </table:table-cell>
              <table:table-cell>
                <text:p text:style-name="P1">559 ms</text:p>
              </table:table-cell>
              <table:table-cell>
                <text:p text:style-name="P1">616 ms</text:p>
              </table:table-cell>
              <table:table-cell>
                <text:p text:style-name="P2">8.4</text:p>
              </table:table-cell>
            </table:table-row>
            <table:table-row table:style-name="ro1" table:default-cell-style-name="ce1">
              <table:table-cell>
                <text:p text:style-name="P1">100 c @ 5 s</text:p>
              </table:table-cell>
              <table:table-cell>
                <text:p text:style-name="P1">11718 ms</text:p>
              </table:table-cell>
              <table:table-cell>
                <text:p text:style-name="P1">3484 ms</text:p>
              </table:table-cell>
              <table:table-cell>
                <text:p text:style-name="P1">3930 ms</text:p>
              </table:table-cell>
              <table:table-cell>
                <text:p text:style-name="P1">4790 ms</text:p>
              </table:table-cell>
              <table:table-cell>
                <text:p text:style-name="P1">3255 ms</text:p>
              </table:table-cell>
              <table:table-cell>
                <text:p text:style-name="P1">3968 ms</text:p>
              </table:table-cell>
              <table:table-cell>
                <text:p text:style-name="P2">8.9</text:p>
              </table:table-cell>
            </table:table-row>
            <table:table-row table:style-name="ro1" table:default-cell-style-name="ce1">
              <table:table-cell>
                <text:p text:style-name="P1">150 c @ 5 s</text:p>
              </table:table-cell>
              <table:table-cell>
                <text:p text:style-name="P1">21859 ms</text:p>
              </table:table-cell>
              <table:table-cell>
                <text:p text:style-name="P1">7982 ms</text:p>
              </table:table-cell>
              <table:table-cell>
                <text:p text:style-name="P1">8934 ms</text:p>
              </table:table-cell>
              <table:table-cell>
                <text:p text:style-name="P1">8442 ms</text:p>
              </table:table-cell>
              <table:table-cell>
                <text:p text:style-name="P1">7594 ms</text:p>
              </table:table-cell>
              <table:table-cell>
                <text:p text:style-name="P1">9232 ms</text:p>
              </table:table-cell>
              <table:table-cell>
                <text:p text:style-name="P2">7.3</text:p>
              </table:table-cell>
            </table:table-row>
            <table:table-row table:style-name="ro1" table:default-cell-style-name="ce1">
              <table:table-cell>
                <text:p text:style-name="P1">50 c @ 10 s</text:p>
              </table:table-cell>
              <table:table-cell>
                <text:p text:style-name="P1">898 ms</text:p>
              </table:table-cell>
              <table:table-cell>
                <text:p text:style-name="P1">719 ms</text:p>
              </table:table-cell>
              <table:table-cell>
                <text:p text:style-name="P1">547 ms</text:p>
              </table:table-cell>
              <table:table-cell>
                <text:p text:style-name="P1">341 ms</text:p>
              </table:table-cell>
              <table:table-cell>
                <text:p text:style-name="P1">309 ms</text:p>
              </table:table-cell>
              <table:table-cell>
                <text:p text:style-name="P1">395 ms</text:p>
              </table:table-cell>
              <table:table-cell>
                <text:p text:style-name="P2">4.4</text:p>
              </table:table-cell>
            </table:table-row>
            <table:table-row table:style-name="ro1" table:default-cell-style-name="ce1">
              <table:table-cell>
                <text:p text:style-name="P1">100 c @ 10 s</text:p>
              </table:table-cell>
              <table:table-cell>
                <text:p text:style-name="P1">4155 ms</text:p>
              </table:table-cell>
              <table:table-cell>
                <text:p text:style-name="P1">1770 ms</text:p>
              </table:table-cell>
              <table:table-cell>
                <text:p text:style-name="P1">1703 ms</text:p>
              </table:table-cell>
              <table:table-cell>
                <text:p text:style-name="P1">1861 ms</text:p>
              </table:table-cell>
              <table:table-cell>
                <text:p text:style-name="P1">1267 ms</text:p>
              </table:table-cell>
              <table:table-cell>
                <text:p text:style-name="P1">1722 ms</text:p>
              </table:table-cell>
              <table:table-cell>
                <text:p text:style-name="P2">10.2</text:p>
              </table:table-cell>
            </table:table-row>
            <table:table-row table:style-name="ro1" table:default-cell-style-name="ce1">
              <table:table-cell>
                <text:p text:style-name="P1">150 c @ 10 s</text:p>
              </table:table-cell>
              <table:table-cell>
                <text:p text:style-name="P1">8696 ms</text:p>
              </table:table-cell>
              <table:table-cell>
                <text:p text:style-name="P1">2933 ms</text:p>
              </table:table-cell>
              <table:table-cell>
                <text:p text:style-name="P1">3474 ms</text:p>
              </table:table-cell>
              <table:table-cell>
                <text:p text:style-name="P1">3301 ms</text:p>
              </table:table-cell>
              <table:table-cell>
                <text:p text:style-name="P1">2334 ms</text:p>
              </table:table-cell>
              <table:table-cell>
                <text:p text:style-name="P1">2915 ms</text:p>
              </table:table-cell>
              <table:table-cell>
                <text:p text:style-name="P2">10.5</text:p>
              </table:table-cell>
            </table:table-row>
            <table:table-row table:style-name="ro1" table:default-cell-style-name="ce1">
              <table:table-cell>
                <text:p text:style-name="P1">50 c @ 15 s</text:p>
              </table:table-cell>
              <table:table-cell>
                <text:p text:style-name="P1">1031 ms</text:p>
              </table:table-cell>
              <table:table-cell>
                <text:p text:style-name="P1">562 ms</text:p>
              </table:table-cell>
              <table:table-cell>
                <text:p text:style-name="P1">292 ms</text:p>
              </table:table-cell>
              <table:table-cell>
                <text:p text:style-name="P1">362 ms</text:p>
              </table:table-cell>
              <table:table-cell>
                <text:p text:style-name="P1">445 ms</text:p>
              </table:table-cell>
              <table:table-cell>
                <text:p text:style-name="P1">204 ms</text:p>
              </table:table-cell>
              <table:table-cell>
                <text:p text:style-name="P2">2.7</text:p>
              </table:table-cell>
            </table:table-row>
            <table:table-row table:style-name="ro1" table:default-cell-style-name="ce1">
              <table:table-cell>
                <text:p text:style-name="P1">100 c @ 15 s</text:p>
              </table:table-cell>
              <table:table-cell>
                <text:p text:style-name="P1">1990 ms</text:p>
              </table:table-cell>
              <table:table-cell>
                <text:p text:style-name="P1">1069 ms</text:p>
              </table:table-cell>
              <table:table-cell>
                <text:p text:style-name="P1">1106 ms</text:p>
              </table:table-cell>
              <table:table-cell>
                <text:p text:style-name="P1">762 ms</text:p>
              </table:table-cell>
              <table:table-cell>
                <text:p text:style-name="P1">826 ms</text:p>
              </table:table-cell>
              <table:table-cell>
                <text:p text:style-name="P1">812 ms</text:p>
              </table:table-cell>
              <table:table-cell>
                <text:p text:style-name="P2">5.4</text:p>
              </table:table-cell>
            </table:table-row>
            <table:table-row table:style-name="ro2" table:default-cell-style-name="ce1">
              <table:table-cell>
                <text:p text:style-name="P1">150 c @ 15 s</text:p>
              </table:table-cell>
              <table:table-cell>
                <text:p text:style-name="P1">5149 ms</text:p>
              </table:table-cell>
              <table:table-cell>
                <text:p text:style-name="P1">2060 ms</text:p>
              </table:table-cell>
              <table:table-cell>
                <text:p text:style-name="P1">2506 ms</text:p>
              </table:table-cell>
              <table:table-cell>
                <text:p text:style-name="P1">1576 ms</text:p>
              </table:table-cell>
              <table:table-cell>
                <text:p text:style-name="P1">2001 ms</text:p>
              </table:table-cell>
              <table:table-cell>
                <text:p text:style-name="P1">3553 ms</text:p>
              </table:table-cell>
              <table:table-cell>
                <text:p text:style-name="P2">1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8:04:12.817093391</meta:creation-date>
    <dc:date>2015-12-06T18:30:12.169769503</dc:date>
    <meta:editing-duration>PT26S</meta:editing-duration>
    <meta:editing-cycles>2</meta:editing-cycles>
    <meta:generator>LibreOffice/4.2.8.2$Linux_X86_64 LibreOffice_project/420m0$Build-2</meta:generator>
    <meta:document-statistic meta:object-count="29"/>
  </office:meta>
</office:document-meta>
</file>